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pitch="variable" style:font-charset="x-symbol"/>
    <style:font-face style:name="Liberation Sans2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5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2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0080" draw:marker-start="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800080" draw:marker-start="Arrow" draw:marker-start-width="0.3cm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800000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0.963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1.225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svg:stroke-color="#008000"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1.056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0.704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2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9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800080" fo:font-size="9pt"/>
    </style:style>
    <style:style style:name="P7" style:family="paragraph">
      <style:paragraph-properties fo:margin-left="0cm" fo:margin-right="0cm" fo:text-align="center" fo:text-indent="0cm"/>
      <style:text-properties fo:color="#800080" fo:font-size="9pt" style:font-size-asian="18pt" style:font-size-complex="18pt"/>
    </style:style>
    <style:style style:name="P8" style:family="paragraph">
      <style:paragraph-properties fo:margin-left="0cm" fo:margin-right="0cm" fo:text-indent="0cm"/>
      <style:text-properties fo:color="#800000" fo:font-size="9pt"/>
    </style:style>
    <style:style style:name="P9" style:family="paragraph">
      <style:text-properties fo:color="#800000"/>
    </style:style>
    <style:style style:name="P10" style:family="paragraph">
      <style:paragraph-properties fo:text-align="center"/>
      <style:text-properties fo:color="#008000"/>
    </style:style>
    <style:style style:name="P11" style:family="paragraph">
      <style:paragraph-properties fo:margin-left="0cm" fo:margin-right="0cm" fo:text-indent="0cm"/>
      <style:text-properties fo:color="#008000" fo:font-size="9pt"/>
    </style:style>
    <style:style style:name="P12" style:family="paragraph">
      <style:text-properties fo:color="#008000"/>
    </style:style>
    <style:style style:name="P13" style:family="paragraph">
      <style:text-properties fo:color="#0000ff"/>
    </style:style>
    <style:style style:name="T1" style:family="text">
      <style:text-properties fo:font-size="9pt"/>
    </style:style>
    <style:style style:name="T2" style:family="text">
      <style:text-properties style:font-name="Standard Symbols L" fo:font-size="9pt"/>
    </style:style>
    <style:style style:name="T3" style:family="text">
      <style:text-properties style:font-name="Liberation Sans5" style:font-name-asian="Liberation Sans5" style:font-name-complex="Liberation Sans5"/>
    </style:style>
    <style:style style:name="T4" style:family="text">
      <style:text-properties style:font-name="Liberation Sans" style:font-name-asian="Liberation Sans5" style:font-name-complex="Liberation Sans5"/>
    </style:style>
    <style:style style:name="T5" style:family="text">
      <style:text-properties fo:color="#800080" fo:font-size="9pt"/>
    </style:style>
    <style:style style:name="T6" style:family="text">
      <style:text-properties fo:color="#800080" fo:font-size="9pt" style:font-size-asian="18pt" style:font-size-complex="18pt"/>
    </style:style>
    <style:style style:name="T7" style:family="text">
      <style:text-properties fo:color="#800000" fo:font-size="9pt"/>
    </style:style>
    <style:style style:name="T8" style:family="text">
      <style:text-properties fo:color="#800000"/>
    </style:style>
    <style:style style:name="T9" style:family="text">
      <style:text-properties fo:color="#008000" fo:font-size="9pt"/>
    </style:style>
    <style:style style:name="T10" style:family="text">
      <style:text-properties fo:color="#008000"/>
    </style:style>
    <style:style style:name="T11" style:family="text">
      <style:text-properties fo:color="#008000" style:font-name="Standard Symbols L" fo:font-size="9pt" style:font-name-asian="Standard Symbols L" style:font-name-complex="Standard Symbols L"/>
    </style:style>
    <style:style style:name="T12" style:family="text">
      <style:text-properties fo:color="#008000" style:font-name="Standard Symbols L" fo:font-size="9pt"/>
    </style:style>
    <style:style style:name="T13" style:family="text">
      <style:text-properties fo:color="#0000ff" style:font-name="Liberation Sans5" style:font-name-asian="Liberation Sans5" style:font-name-complex="Liberation Sans5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g>
            <draw:line draw:style-name="gr1" draw:text-style-name="P1" draw:layer="layout" svg:x1="3.7cm" svg:y1="0.661cm" svg:x2="15.6cm" svg:y2="0.661cm">
              <text:p/>
            </draw:line>
            <draw:line draw:style-name="gr1" draw:text-style-name="P1" draw:layer="layout" svg:x1="3.7cm" svg:y1="4.661cm" svg:x2="15.6cm" svg:y2="4.661cm">
              <text:p/>
            </draw:line>
            <draw:line draw:style-name="gr1" draw:text-style-name="P1" draw:layer="layout" svg:x1="3.7cm" svg:y1="2.657cm" svg:x2="15.6cm" svg:y2="2.661cm">
              <text:p/>
            </draw:line>
            <draw:line draw:style-name="gr1" draw:text-style-name="P1" draw:layer="layout" svg:x1="4.279cm" svg:y1="0.438cm" svg:x2="4.289cm" svg:y2="7.161cm">
              <text:p/>
            </draw:line>
            <draw:line draw:style-name="gr1" draw:text-style-name="P1" draw:layer="layout" svg:x1="10.292cm" svg:y1="0.438cm" svg:x2="10.289cm" svg:y2="7.161cm">
              <text:p/>
            </draw:line>
            <draw:line draw:style-name="gr1" draw:text-style-name="P1" draw:layer="layout" svg:x1="8.287cm" svg:y1="0.438cm" svg:x2="8.289cm" svg:y2="7.161cm">
              <text:p/>
            </draw:line>
            <draw:line draw:style-name="gr1" draw:text-style-name="P1" draw:layer="layout" svg:x1="6.292cm" svg:y1="0.438cm" svg:x2="6.289cm" svg:y2="7.161cm">
              <text:p/>
            </draw:line>
            <draw:line draw:style-name="gr1" draw:text-style-name="P1" draw:layer="layout" svg:x1="12.292cm" svg:y1="0.438cm" svg:x2="12.289cm" svg:y2="7.161cm">
              <text:p/>
            </draw:line>
            <draw:circle draw:style-name="gr2" draw:text-style-name="P2" draw:layer="layout" svg:width="0.2cm" svg:height="0.2cm" svg:x="4.189cm" svg:y="0.561cm">
              <text:p/>
            </draw:circle>
            <draw:frame draw:style-name="gr3" draw:text-style-name="P4" draw:layer="layout" svg:width="1.314cm" svg:height="0.446cm" draw:transform="rotate (-1.5707963267949) translate (12.587cm 7.411cm)">
              <draw:text-box>
                <text:p text:style-name="P3"><text:span text:style-name="T1">rlonv(iim)</text:span></text:p>
              </draw:text-box>
            </draw:frame>
            <draw:frame draw:style-name="gr4" draw:text-style-name="P4" draw:layer="layout" svg:width="1.552cm" svg:height="0.446cm" draw:transform="rotate (-1.5707963267949) translate (4.587cm 7.311cm)">
              <draw:text-box>
                <text:p text:style-name="P3"><text:span text:style-name="T1">rlonv(1)=-</text:span><text:span text:style-name="T2">p</text:span></text:p>
              </draw:text-box>
            </draw:frame>
            <draw:frame draw:style-name="gr5" draw:text-style-name="P4" draw:layer="layout" svg:width="1.641cm" svg:height="0.446cm" svg:x="1.989cm" svg:y="0.461cm">
              <draw:text-box>
                <text:p text:style-name="P3"><text:span text:style-name="T1">rlatu(1)=</text:span><text:span text:style-name="T2">p</text:span><text:span text:style-name="T1">/2</text:span></text:p>
              </draw:text-box>
            </draw:frame>
            <draw:frame draw:style-name="gr6" draw:text-style-name="P4" draw:layer="layout" svg:width="2.34cm" svg:height="0.446cm" svg:x="1.189cm" svg:y="6.415cm">
              <draw:text-box>
                <text:p text:style-name="P3"><text:span text:style-name="T1">rlatu(jjm+1)=-</text:span><text:span text:style-name="T2">p</text:span><text:span text:style-name="T1">/2</text:span></text:p>
              </draw:text-box>
            </draw:frame>
            <draw:frame draw:style-name="gr3" draw:text-style-name="P4" draw:layer="layout" svg:width="1.086cm" svg:height="0.446cm" draw:transform="rotate (-1.5707963267949) translate (6.487cm 7.311cm)">
              <draw:text-box>
                <text:p text:style-name="P3"><text:span text:style-name="T1">rlonv(2)</text:span></text:p>
              </draw:text-box>
            </draw:frame>
            <draw:circle draw:style-name="gr2" draw:text-style-name="P2" draw:layer="layout" svg:width="0.2cm" svg:height="0.2cm" svg:x="1.089cm" svg:y="8.961cm">
              <text:p/>
            </draw:circle>
            <draw:frame draw:style-name="gr7" draw:layer="layout" svg:width="0.87cm" svg:height="0.357cm" svg:x="1.482cm" svg:y="8.861cm">
              <draw:text-box>
                <text:p>T, <text:span text:style-name="T3">θ</text:span><text:span text:style-name="T4">, q</text:span></text:p>
              </draw:text-box>
            </draw:frame>
            <draw:circle draw:style-name="gr2" draw:text-style-name="P2" draw:layer="layout" svg:width="0.2cm" svg:height="0.2cm" svg:x="6.189cm" svg:y="0.561cm">
              <text:p/>
            </draw:circle>
            <draw:circle draw:style-name="gr2" draw:text-style-name="P2" draw:layer="layout" svg:width="0.2cm" svg:height="0.2cm" svg:x="8.189cm" svg:y="0.561cm">
              <text:p/>
            </draw:circle>
            <draw:circle draw:style-name="gr2" draw:text-style-name="P2" draw:layer="layout" svg:width="0.2cm" svg:height="0.2cm" svg:x="4.189cm" svg:y="2.561cm">
              <text:p/>
            </draw:circle>
            <draw:circle draw:style-name="gr2" draw:text-style-name="P2" draw:layer="layout" svg:width="0.2cm" svg:height="0.2cm" svg:x="6.189cm" svg:y="2.561cm">
              <text:p/>
            </draw:circle>
            <draw:circle draw:style-name="gr2" draw:text-style-name="P2" draw:layer="layout" svg:width="0.2cm" svg:height="0.2cm" svg:x="8.189cm" svg:y="2.561cm">
              <text:p/>
            </draw:circle>
            <draw:circle draw:style-name="gr2" draw:text-style-name="P2" draw:layer="layout" svg:width="0.2cm" svg:height="0.2cm" svg:x="4.189cm" svg:y="4.561cm">
              <text:p/>
            </draw:circle>
            <draw:circle draw:style-name="gr2" draw:text-style-name="P2" draw:layer="layout" svg:width="0.2cm" svg:height="0.2cm" svg:x="6.189cm" svg:y="4.561cm">
              <text:p/>
            </draw:circle>
            <draw:circle draw:style-name="gr2" draw:text-style-name="P2" draw:layer="layout" svg:width="0.2cm" svg:height="0.2cm" svg:x="8.189cm" svg:y="4.561cm">
              <text:p/>
            </draw:circle>
            <draw:frame draw:style-name="gr7" draw:layer="layout" svg:width="0.074cm" svg:height="0.357cm" draw:transform="rotate (-1.5707963267949) translate (8.455cm 7.962cm)">
              <draw:text-box>
                <text:p>i</text:p>
              </draw:text-box>
            </draw:frame>
            <draw:frame draw:style-name="gr7" draw:layer="layout" svg:width="0.705cm" svg:height="0.357cm" draw:transform="rotate (-1.5707963267949) translate (9.442cm 7.962cm)">
              <draw:text-box>
                <text:p>i+1/2</text:p>
              </draw:text-box>
            </draw:frame>
            <draw:frame draw:style-name="gr7" draw:layer="layout" svg:width="0.438cm" svg:height="0.357cm" draw:transform="rotate (-1.5707963267949) translate (10.533cm 7.962cm)">
              <draw:text-box>
                <text:p>i+1</text:p>
              </draw:text-box>
            </draw:frame>
            <draw:frame draw:style-name="gr7" draw:layer="layout" svg:width="0.074cm" svg:height="0.357cm" svg:x="2.193cm" svg:y="2.462cm">
              <draw:text-box>
                <text:p>j</text:p>
              </draw:text-box>
            </draw:frame>
            <draw:frame draw:style-name="gr7" draw:layer="layout" svg:width="0.705cm" svg:height="0.357cm" svg:x="1.832cm" svg:y="3.443cm">
              <draw:text-box>
                <text:p>j+1/2</text:p>
              </draw:text-box>
            </draw:frame>
            <draw:frame draw:style-name="gr7" draw:layer="layout" svg:width="0.438cm" svg:height="0.357cm" svg:x="1.993cm" svg:y="4.482cm">
              <draw:text-box>
                <text:p>j+1</text:p>
              </draw:text-box>
            </draw:frame>
            <draw:frame draw:style-name="gr7" draw:layer="layout" svg:width="0.535cm" svg:height="0.357cm" svg:x="8.4cm" svg:y="2.65cm">
              <draw:text-box>
                <text:p>(i, j)</text:p>
              </draw:text-box>
            </draw:frame>
            <draw:circle draw:style-name="gr2" draw:text-style-name="P2" draw:layer="layout" svg:width="0.2cm" svg:height="0.2cm" svg:x="10.189cm" svg:y="0.561cm">
              <text:p/>
            </draw:circle>
            <draw:circle draw:style-name="gr2" draw:text-style-name="P2" draw:layer="layout" svg:width="0.2cm" svg:height="0.2cm" svg:x="10.189cm" svg:y="2.561cm">
              <text:p/>
            </draw:circle>
            <draw:circle draw:style-name="gr2" draw:text-style-name="P2" draw:layer="layout" svg:width="0.2cm" svg:height="0.2cm" svg:x="10.189cm" svg:y="4.561cm">
              <text:p/>
            </draw:circle>
            <draw:circle draw:style-name="gr2" draw:text-style-name="P2" draw:layer="layout" svg:width="0.2cm" svg:height="0.2cm" svg:x="12.189cm" svg:y="0.561cm">
              <text:p/>
            </draw:circle>
            <draw:circle draw:style-name="gr2" draw:text-style-name="P2" draw:layer="layout" svg:width="0.2cm" svg:height="0.2cm" svg:x="12.189cm" svg:y="2.561cm">
              <text:p/>
            </draw:circle>
            <draw:circle draw:style-name="gr2" draw:text-style-name="P2" draw:layer="layout" svg:width="0.2cm" svg:height="0.2cm" svg:x="12.189cm" svg:y="4.561cm">
              <text:p/>
            </draw:circle>
            <draw:line draw:style-name="gr1" draw:text-style-name="P1" draw:layer="layout" svg:x1="3.7cm" svg:y1="6.661cm" svg:x2="15.6cm" svg:y2="6.661cm">
              <text:p/>
            </draw:line>
            <draw:circle draw:style-name="gr2" draw:text-style-name="P2" draw:layer="layout" svg:width="0.2cm" svg:height="0.2cm" svg:x="4.189cm" svg:y="6.561cm">
              <text:p/>
            </draw:circle>
            <draw:circle draw:style-name="gr2" draw:text-style-name="P2" draw:layer="layout" svg:width="0.2cm" svg:height="0.2cm" svg:x="6.189cm" svg:y="6.561cm">
              <text:p/>
            </draw:circle>
            <draw:circle draw:style-name="gr2" draw:text-style-name="P2" draw:layer="layout" svg:width="0.2cm" svg:height="0.2cm" svg:x="8.189cm" svg:y="6.561cm">
              <text:p/>
            </draw:circle>
            <draw:circle draw:style-name="gr2" draw:text-style-name="P2" draw:layer="layout" svg:width="0.2cm" svg:height="0.2cm" svg:x="10.189cm" svg:y="6.561cm">
              <text:p/>
            </draw:circle>
            <draw:circle draw:style-name="gr2" draw:text-style-name="P2" draw:layer="layout" svg:width="0.2cm" svg:height="0.2cm" svg:x="12.189cm" svg:y="6.561cm">
              <text:p/>
            </draw:circle>
            <draw:frame draw:style-name="gr7" draw:layer="layout" svg:width="0.18cm" svg:height="0.357cm" svg:x="8.7cm" svg:y="1.96cm">
              <draw:text-box>
                <text:p>1</text:p>
              </draw:text-box>
            </draw:frame>
            <draw:frame draw:style-name="gr7" draw:layer="layout" svg:width="0.18cm" svg:height="0.357cm" svg:x="8.7cm" svg:y="2.987cm">
              <draw:text-box>
                <text:p>2</text:p>
              </draw:text-box>
            </draw:frame>
            <draw:frame draw:style-name="gr7" draw:layer="layout" svg:width="0.18cm" svg:height="0.357cm" svg:x="7.7cm" svg:y="2.987cm">
              <draw:text-box>
                <text:p>3</text:p>
              </draw:text-box>
            </draw:frame>
            <draw:frame draw:style-name="gr7" draw:layer="layout" svg:width="0.18cm" svg:height="0.357cm" svg:x="7.7cm" svg:y="1.96cm">
              <draw:text-box>
                <text:p>4</text:p>
              </draw:text-box>
            </draw:frame>
            <draw:frame draw:style-name="gr7" draw:layer="layout" svg:width="0.18cm" svg:height="0.357cm" svg:x="10.7cm" svg:y="1.96cm">
              <draw:text-box>
                <text:p>1</text:p>
              </draw:text-box>
            </draw:frame>
            <draw:frame draw:style-name="gr7" draw:layer="layout" svg:width="0.18cm" svg:height="0.357cm" svg:x="10.7cm" svg:y="2.987cm">
              <draw:text-box>
                <text:p>2</text:p>
              </draw:text-box>
            </draw:frame>
            <draw:frame draw:style-name="gr7" draw:layer="layout" svg:width="0.18cm" svg:height="0.357cm" svg:x="9.7cm" svg:y="2.987cm">
              <draw:text-box>
                <text:p>3</text:p>
              </draw:text-box>
            </draw:frame>
            <draw:frame draw:style-name="gr7" draw:layer="layout" svg:width="0.18cm" svg:height="0.357cm" svg:x="9.7cm" svg:y="1.96cm">
              <draw:text-box>
                <text:p>4</text:p>
              </draw:text-box>
            </draw:frame>
            <draw:frame draw:style-name="gr7" draw:layer="layout" svg:width="0.18cm" svg:height="0.357cm" svg:x="6.7cm" svg:y="1.96cm">
              <draw:text-box>
                <text:p>1</text:p>
              </draw:text-box>
            </draw:frame>
            <draw:frame draw:style-name="gr7" draw:layer="layout" svg:width="0.18cm" svg:height="0.357cm" svg:x="6.7cm" svg:y="2.987cm">
              <draw:text-box>
                <text:p>2</text:p>
              </draw:text-box>
            </draw:frame>
            <draw:frame draw:style-name="gr7" draw:layer="layout" svg:width="0.18cm" svg:height="0.357cm" svg:x="5.7cm" svg:y="2.987cm">
              <draw:text-box>
                <text:p>3</text:p>
              </draw:text-box>
            </draw:frame>
            <draw:frame draw:style-name="gr7" draw:layer="layout" svg:width="0.18cm" svg:height="0.357cm" svg:x="5.7cm" svg:y="1.96cm">
              <draw:text-box>
                <text:p>4</text:p>
              </draw:text-box>
            </draw:frame>
            <draw:frame draw:style-name="gr7" draw:layer="layout" svg:width="0.18cm" svg:height="0.357cm" svg:x="6.7cm" svg:y="3.96cm">
              <draw:text-box>
                <text:p>1</text:p>
              </draw:text-box>
            </draw:frame>
            <draw:frame draw:style-name="gr7" draw:layer="layout" svg:width="0.18cm" svg:height="0.357cm" svg:x="6.7cm" svg:y="4.987cm">
              <draw:text-box>
                <text:p>2</text:p>
              </draw:text-box>
            </draw:frame>
            <draw:frame draw:style-name="gr7" draw:layer="layout" svg:width="0.18cm" svg:height="0.357cm" svg:x="5.7cm" svg:y="4.987cm">
              <draw:text-box>
                <text:p>3</text:p>
              </draw:text-box>
            </draw:frame>
            <draw:frame draw:style-name="gr7" draw:layer="layout" svg:width="0.18cm" svg:height="0.357cm" svg:x="5.7cm" svg:y="3.96cm">
              <draw:text-box>
                <text:p>4</text:p>
              </draw:text-box>
            </draw:frame>
            <draw:frame draw:style-name="gr7" draw:layer="layout" svg:width="0.18cm" svg:height="0.357cm" svg:x="8.7cm" svg:y="3.96cm">
              <draw:text-box>
                <text:p>1</text:p>
              </draw:text-box>
            </draw:frame>
            <draw:frame draw:style-name="gr7" draw:layer="layout" svg:width="0.18cm" svg:height="0.357cm" svg:x="8.7cm" svg:y="4.987cm">
              <draw:text-box>
                <text:p>2</text:p>
              </draw:text-box>
            </draw:frame>
            <draw:frame draw:style-name="gr7" draw:layer="layout" svg:width="0.18cm" svg:height="0.357cm" svg:x="7.7cm" svg:y="4.987cm">
              <draw:text-box>
                <text:p>3</text:p>
              </draw:text-box>
            </draw:frame>
            <draw:frame draw:style-name="gr7" draw:layer="layout" svg:width="0.18cm" svg:height="0.357cm" svg:x="7.7cm" svg:y="3.96cm">
              <draw:text-box>
                <text:p>4</text:p>
              </draw:text-box>
            </draw:frame>
            <draw:frame draw:style-name="gr7" draw:layer="layout" svg:width="0.18cm" svg:height="0.357cm" svg:x="10.7cm" svg:y="3.96cm">
              <draw:text-box>
                <text:p>1</text:p>
              </draw:text-box>
            </draw:frame>
            <draw:frame draw:style-name="gr7" draw:layer="layout" svg:width="0.18cm" svg:height="0.357cm" svg:x="10.7cm" svg:y="4.987cm">
              <draw:text-box>
                <text:p>2</text:p>
              </draw:text-box>
            </draw:frame>
            <draw:frame draw:style-name="gr7" draw:layer="layout" svg:width="0.18cm" svg:height="0.357cm" svg:x="9.7cm" svg:y="4.987cm">
              <draw:text-box>
                <text:p>3</text:p>
              </draw:text-box>
            </draw:frame>
            <draw:frame draw:style-name="gr7" draw:layer="layout" svg:width="0.18cm" svg:height="0.357cm" svg:x="9.7cm" svg:y="3.96cm">
              <draw:text-box>
                <text:p>4</text:p>
              </draw:text-box>
            </draw:frame>
            <draw:line draw:style-name="gr1" draw:text-style-name="P1" draw:layer="layout" svg:x1="14.292cm" svg:y1="0.438cm" svg:x2="14.289cm" svg:y2="7.161cm">
              <text:p/>
            </draw:line>
            <draw:frame draw:style-name="gr3" draw:text-style-name="P4" draw:layer="layout" svg:width="2.039cm" svg:height="0.446cm" draw:transform="rotate (-1.5707963267949) translate (14.587cm 7.311cm)">
              <draw:text-box>
                <text:p text:style-name="P3"><text:span text:style-name="T1">rlonv(iim+1)=</text:span><text:span text:style-name="T2">p</text:span></text:p>
              </draw:text-box>
            </draw:frame>
            <draw:circle draw:style-name="gr2" draw:text-style-name="P2" draw:layer="layout" svg:width="0.2cm" svg:height="0.2cm" svg:x="14.189cm" svg:y="0.561cm">
              <text:p/>
            </draw:circle>
            <draw:circle draw:style-name="gr2" draw:text-style-name="P2" draw:layer="layout" svg:width="0.2cm" svg:height="0.2cm" svg:x="14.189cm" svg:y="2.561cm">
              <text:p/>
            </draw:circle>
            <draw:circle draw:style-name="gr2" draw:text-style-name="P2" draw:layer="layout" svg:width="0.2cm" svg:height="0.2cm" svg:x="14.189cm" svg:y="4.561cm">
              <text:p/>
            </draw:circle>
            <draw:circle draw:style-name="gr2" draw:text-style-name="P2" draw:layer="layout" svg:width="0.2cm" svg:height="0.2cm" svg:x="14.189cm" svg:y="6.561cm">
              <text:p/>
            </draw:circle>
          </draw:g>
          <draw:line draw:style-name="gr8" draw:text-style-name="P6" draw:layer="layout" svg:x1="5.407cm" svg:y1="10.461cm" svg:x2="8.407cm" svg:y2="10.461cm">
            <text:p text:style-name="P5"><text:span text:style-name="T5">longitude</text:span></text:p>
            <text:p text:style-name="P5"><text:span text:style-name="T5">dimension n° 1</text:span></text:p>
          </draw:line>
          <draw:line draw:style-name="gr9" draw:text-style-name="P7" draw:layer="layout" svg:x1="0.607cm" svg:y1="1.561cm" svg:x2="0.607cm" svg:y2="4.861cm">
            <text:p text:style-name="P5"><text:span text:style-name="T6">latitude</text:span></text:p>
            <text:p text:style-name="P5"><text:span text:style-name="T6">dimension n° 2</text:span></text:p>
          </draw:line>
          <draw:g>
            <draw:line draw:style-name="gr10" draw:text-style-name="P1" draw:layer="layout" svg:x1="3.7cm" svg:y1="1.661cm" svg:x2="14.6cm" svg:y2="1.661cm">
              <text:p/>
            </draw:line>
            <draw:line draw:style-name="gr10" draw:text-style-name="P1" draw:layer="layout" svg:x1="4.279cm" svg:y1="0.938cm" svg:x2="4.289cm" svg:y2="5.261cm">
              <text:p/>
            </draw:line>
            <draw:line draw:style-name="gr10" draw:text-style-name="P1" draw:layer="layout" svg:x1="7.292cm" svg:y1="0.938cm" svg:x2="7.289cm" svg:y2="5.261cm">
              <text:p/>
            </draw:line>
            <draw:line draw:style-name="gr10" draw:text-style-name="P1" draw:layer="layout" svg:x1="5.292cm" svg:y1="0.938cm" svg:x2="5.289cm" svg:y2="5.261cm">
              <text:p/>
            </draw:line>
            <draw:line draw:style-name="gr10" draw:text-style-name="P1" draw:layer="layout" svg:x1="8.287cm" svg:y1="0.938cm" svg:x2="8.289cm" svg:y2="5.261cm">
              <text:p/>
            </draw:line>
            <draw:line draw:style-name="gr10" draw:text-style-name="P1" draw:layer="layout" svg:x1="6.292cm" svg:y1="0.938cm" svg:x2="6.289cm" svg:y2="5.261cm">
              <text:p/>
            </draw:line>
            <draw:line draw:style-name="gr10" draw:text-style-name="P1" draw:layer="layout" svg:x1="9.292cm" svg:y1="0.938cm" svg:x2="9.289cm" svg:y2="5.261cm">
              <text:p/>
            </draw:line>
            <draw:frame draw:style-name="gr11" draw:text-style-name="P8" draw:layer="layout" svg:width="0.997cm" svg:height="0.446cm" svg:x="2.589cm" svg:y="1.461cm">
              <draw:text-box>
                <text:p text:style-name="P3"><text:span text:style-name="T7">rlatv(1)</text:span></text:p>
              </draw:text-box>
            </draw:frame>
            <draw:frame draw:style-name="gr12" draw:text-style-name="P8" draw:layer="layout" svg:width="1.225cm" svg:height="0.446cm" svg:x="2.389cm" svg:y="5.461cm">
              <draw:text-box>
                <text:p text:style-name="P3"><text:span text:style-name="T7">rlatv(jjm)</text:span></text:p>
              </draw:text-box>
            </draw:frame>
            <draw:frame draw:style-name="gr13" draw:text-style-name="P9" draw:layer="layout" svg:width="0.163cm" svg:height="0.357cm" svg:x="6.2cm" svg:y="1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8.2cm" svg:y="1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4.2cm" svg:y="1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10.2cm" svg:y="1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12.2cm" svg:y="1.461cm">
              <draw:text-box>
                <text:p><text:span text:style-name="T8">v</text:span></text:p>
              </draw:text-box>
            </draw:frame>
            <draw:line draw:style-name="gr10" draw:text-style-name="P1" draw:layer="layout" svg:x1="3.7cm" svg:y1="3.661cm" svg:x2="14.6cm" svg:y2="3.661cm">
              <text:p/>
            </draw:line>
            <draw:frame draw:style-name="gr13" draw:text-style-name="P9" draw:layer="layout" svg:width="0.163cm" svg:height="0.357cm" svg:x="6.2cm" svg:y="3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696cm" svg:height="0.357cm" svg:x="8.2cm" svg:y="3.461cm">
              <draw:text-box>
                <text:p><text:span text:style-name="T8">v(i, j)</text:span></text:p>
              </draw:text-box>
            </draw:frame>
            <draw:frame draw:style-name="gr13" draw:text-style-name="P9" draw:layer="layout" svg:width="0.163cm" svg:height="0.357cm" svg:x="4.2cm" svg:y="3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10.2cm" svg:y="3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12.2cm" svg:y="3.461cm">
              <draw:text-box>
                <text:p><text:span text:style-name="T8">v</text:span></text:p>
              </draw:text-box>
            </draw:frame>
            <draw:line draw:style-name="gr10" draw:text-style-name="P1" draw:layer="layout" svg:x1="3.7cm" svg:y1="5.661cm" svg:x2="14.6cm" svg:y2="5.661cm">
              <text:p/>
            </draw:line>
            <draw:frame draw:style-name="gr13" draw:text-style-name="P9" draw:layer="layout" svg:width="0.163cm" svg:height="0.357cm" svg:x="6.2cm" svg:y="5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8.2cm" svg:y="5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4.2cm" svg:y="5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10.2cm" svg:y="5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12.2cm" svg:y="5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14.2cm" svg:y="1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14.2cm" svg:y="3.461cm">
              <draw:text-box>
                <text:p><text:span text:style-name="T8">v</text:span></text:p>
              </draw:text-box>
            </draw:frame>
            <draw:frame draw:style-name="gr13" draw:text-style-name="P9" draw:layer="layout" svg:width="0.163cm" svg:height="0.357cm" svg:x="14.2cm" svg:y="5.461cm">
              <draw:text-box>
                <text:p><text:span text:style-name="T8">v</text:span></text:p>
              </draw:text-box>
            </draw:frame>
          </draw:g>
          <draw:g>
            <draw:line draw:style-name="gr14" draw:text-style-name="P10" draw:layer="layout" svg:x1="4.535cm" svg:y1="0.661cm" svg:x2="10.7cm" svg:y2="0.661cm">
              <text:p/>
            </draw:line>
            <draw:line draw:style-name="gr14" draw:text-style-name="P10" draw:layer="layout" svg:x1="4.535cm" svg:y1="4.661cm" svg:x2="9.989cm" svg:y2="4.661cm">
              <text:p/>
            </draw:line>
            <draw:line draw:style-name="gr14" draw:text-style-name="P10" draw:layer="layout" svg:x1="4.535cm" svg:y1="2.657cm" svg:x2="9.989cm" svg:y2="2.661cm">
              <text:p/>
            </draw:line>
            <draw:line draw:style-name="gr14" draw:text-style-name="P10" draw:layer="layout" svg:x1="5.289cm" svg:y1="0.161cm" svg:x2="5.3cm" svg:y2="7.161cm">
              <text:p/>
            </draw:line>
            <draw:frame draw:style-name="gr15" draw:text-style-name="P11" draw:layer="layout" svg:width="1.103cm" svg:height="0.446cm" draw:transform="rotate (-1.5707963267949) translate (5.487cm 7.316cm)">
              <draw:text-box>
                <text:p text:style-name="P3"><text:span text:style-name="T9">rlonu(1)</text:span></text:p>
              </draw:text-box>
            </draw:frame>
            <draw:frame draw:style-name="gr16" draw:text-style-name="P11" draw:layer="layout" svg:width="1.331cm" svg:height="0.446cm" draw:transform="rotate (-1.5707963267949) translate (13.507cm 7.396cm)">
              <draw:text-box>
                <text:p text:style-name="P3"><text:span text:style-name="T9">rlonu(iim)</text:span></text:p>
              </draw:text-box>
            </draw:frame>
            <draw:frame draw:style-name="gr13" draw:text-style-name="P12" draw:layer="layout" svg:width="0.18cm" svg:height="0.357cm" svg:x="5.206cm" svg:y="0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5.206cm" svg:y="2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5.206cm" svg:y="4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5.206cm" svg:y="6.473cm">
              <draw:text-box>
                <text:p><text:span text:style-name="T10">u</text:span></text:p>
              </draw:text-box>
            </draw:frame>
            <draw:line draw:style-name="gr14" draw:text-style-name="P10" draw:layer="layout" svg:x1="7.289cm" svg:y1="0.161cm" svg:x2="7.3cm" svg:y2="7.161cm">
              <text:p/>
            </draw:line>
            <draw:frame draw:style-name="gr13" draw:text-style-name="P12" draw:layer="layout" svg:width="0.18cm" svg:height="0.357cm" svg:x="7.206cm" svg:y="0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7.206cm" svg:y="2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7.206cm" svg:y="4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7.206cm" svg:y="6.473cm">
              <draw:text-box>
                <text:p><text:span text:style-name="T10">u</text:span></text:p>
              </draw:text-box>
            </draw:frame>
            <draw:line draw:style-name="gr14" draw:text-style-name="P10" draw:layer="layout" svg:x1="9.289cm" svg:y1="0.161cm" svg:x2="9.3cm" svg:y2="7.161cm">
              <text:p/>
            </draw:line>
            <draw:frame draw:style-name="gr13" draw:text-style-name="P12" draw:layer="layout" svg:width="0.18cm" svg:height="0.357cm" svg:x="9.206cm" svg:y="0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713cm" svg:height="0.357cm" svg:x="9.206cm" svg:y="2.473cm">
              <draw:text-box>
                <text:p><text:span text:style-name="T10">u(i, j)</text:span></text:p>
              </draw:text-box>
            </draw:frame>
            <draw:frame draw:style-name="gr13" draw:text-style-name="P12" draw:layer="layout" svg:width="0.18cm" svg:height="0.357cm" svg:x="9.206cm" svg:y="4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9.206cm" svg:y="6.473cm">
              <draw:text-box>
                <text:p><text:span text:style-name="T10">u</text:span></text:p>
              </draw:text-box>
            </draw:frame>
            <draw:line draw:style-name="gr14" draw:text-style-name="P10" draw:layer="layout" svg:x1="11.289cm" svg:y1="0.161cm" svg:x2="11.3cm" svg:y2="7.161cm">
              <text:p/>
            </draw:line>
            <draw:frame draw:style-name="gr13" draw:text-style-name="P12" draw:layer="layout" svg:width="0.18cm" svg:height="0.357cm" svg:x="11.206cm" svg:y="0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11.206cm" svg:y="2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11.206cm" svg:y="4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11.206cm" svg:y="6.473cm">
              <draw:text-box>
                <text:p><text:span text:style-name="T10">u</text:span></text:p>
              </draw:text-box>
            </draw:frame>
            <draw:line draw:style-name="gr14" draw:text-style-name="P10" draw:layer="layout" svg:x1="13.289cm" svg:y1="0.161cm" svg:x2="13.3cm" svg:y2="7.161cm">
              <text:p/>
            </draw:line>
            <draw:frame draw:style-name="gr13" draw:text-style-name="P12" draw:layer="layout" svg:width="0.18cm" svg:height="0.357cm" svg:x="13.206cm" svg:y="0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13.206cm" svg:y="2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13.206cm" svg:y="4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13.206cm" svg:y="6.473cm">
              <draw:text-box>
                <text:p><text:span text:style-name="T10">u</text:span></text:p>
              </draw:text-box>
            </draw:frame>
            <draw:frame draw:style-name="gr17" draw:text-style-name="P11" draw:layer="layout" svg:width="3.499cm" svg:height="0.446cm" draw:transform="rotate (-1.5707963267949) translate (15.507cm 7.296cm)">
              <draw:text-box>
                <text:p text:style-name="P3"><text:span text:style-name="T9">rlonu(iim+1)</text:span><text:span text:style-name="T11"></text:span><text:span text:style-name="T9">rlonu(1)[2</text:span><text:span text:style-name="T12">p</text:span><text:span text:style-name="T9">]</text:span></text:p>
              </draw:text-box>
            </draw:frame>
            <draw:line draw:style-name="gr14" draw:text-style-name="P10" draw:layer="layout" svg:x1="15.289cm" svg:y1="0.161cm" svg:x2="15.3cm" svg:y2="7.161cm">
              <text:p/>
            </draw:line>
            <draw:frame draw:style-name="gr13" draw:text-style-name="P12" draw:layer="layout" svg:width="0.18cm" svg:height="0.357cm" svg:x="15.206cm" svg:y="0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15.206cm" svg:y="2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15.206cm" svg:y="4.473cm">
              <draw:text-box>
                <text:p><text:span text:style-name="T10">u</text:span></text:p>
              </draw:text-box>
            </draw:frame>
            <draw:frame draw:style-name="gr13" draw:text-style-name="P12" draw:layer="layout" svg:width="0.18cm" svg:height="0.357cm" svg:x="15.206cm" svg:y="6.473cm">
              <draw:text-box>
                <text:p><text:span text:style-name="T10">u</text:span></text:p>
              </draw:text-box>
            </draw:frame>
          </draw:g>
          <draw:g>
            <draw:frame draw:style-name="gr13" draw:text-style-name="P13" draw:layer="layout" svg:width="0.142cm" svg:height="0.357cm" svg:x="5.2cm" svg:y="1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5.2cm" svg:y="3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5.2cm" svg:y="5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7.2cm" svg:y="1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7.2cm" svg:y="3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7.2cm" svg:y="5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9.2cm" svg:y="1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675cm" svg:height="0.357cm" svg:x="9.2cm" svg:y="3.461cm">
              <draw:text-box>
                <text:p><text:span text:style-name="T13">ζ(i, j)</text:span></text:p>
              </draw:text-box>
            </draw:frame>
            <draw:frame draw:style-name="gr13" draw:text-style-name="P13" draw:layer="layout" svg:width="0.142cm" svg:height="0.357cm" svg:x="9.2cm" svg:y="5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11.2cm" svg:y="1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11.2cm" svg:y="3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11.2cm" svg:y="5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13.2cm" svg:y="1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13.2cm" svg:y="3.461cm">
              <draw:text-box>
                <text:p><text:span text:style-name="T13">ζ</text:span></text:p>
              </draw:text-box>
            </draw:frame>
            <draw:frame draw:style-name="gr13" draw:text-style-name="P13" draw:layer="layout" svg:width="0.142cm" svg:height="0.357cm" svg:x="13.2cm" svg:y="5.461cm">
              <draw:text-box>
                <text:p><text:span text:style-name="T13">ζ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pitch="variable" style:font-charset="x-symbol"/>
    <style:font-face style:name="Liberation Sans2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1T13:54:26</meta:creation-date>
    <dc:title>Graphiques</dc:title>
    <meta:editing-duration>PT49M36S</meta:editing-duration>
    <meta:editing-cycles>20</meta:editing-cycles>
    <meta:generator>LibreOffice/4.2.8.2$Linux_X86_64 LibreOffice_project/420m0$Build-2</meta:generator>
    <meta:initial-creator>GUEZ Lionel</meta:initial-creator>
    <dc:date>2015-06-30T17:02:10.851038821</dc:date>
    <dc:creator>Lionel GUEZ</dc:creator>
    <meta:document-statistic meta:object-count="160"/>
    <meta:template xlink:type="simple" xlink:actuate="onRequest" xlink:title="Graphiques" xlink:href="../../../../../.config/libreoffice/3/user/template/Graphiques.otg" meta:date="2014-03-21T13:54:26"/>
  </office:meta>
</office:document-meta>
</file>